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//class csl_address_range</text:p>
      <text:p text:style-name="Text_20_body">namespace ::= (identifier <text:span text:style-name="T1">::</text:span><text:span text:style-name="T2"> )+</text:span></text:p>
      <text:p text:style-name="Text_20_body">address_range ::= <text:span text:style-name="T3">csl_address_range</text:span> identifier <text:span text:style-name="T3">( </text:span><text:span text:style-name="T2">(</text:span>expression <text:span text:style-name="T3">, </text:span>expression | identifier)? <text:span text:style-name="T3">);</text:span></text:p>
      <text:p text:style-name="Text_20_body">get_lower ::= identifier <text:span text:style-name="T3">.get_lower();</text:span></text:p>
      <text:p text:style-name="Text_20_body">get_upper ::= identifier <text:span text:style-name="T3">.get_upper();</text:span></text:p>
      <text:p text:style-name="Text_20_body">set_range ::= identifier <text:span text:style-name="T3">.set_range( </text:span>expression <text:span text:style-name="T3">, </text:span>expression <text:span text:style-name="T3">);</text:span></text:p>
      <text:p text:style-name="Text_20_body">set_offset ::= identifier <text:span text:style-name="T3">.set_offset( </text:span>expression <text:span text:style-name="T3">);</text:span></text:p>
      <text:p text:style-name="Text_20_body">overlaps ::= identifier <text:span text:style-name="T3">.overlaps( </text:span>address_range | identifier <text:span text:style-name="T3">);</text:span></text:p>
      <text:p text:style-name="Text_20_body">set_access_rights ::= identifier <text:span text:style-name="T1">.set_access_rights(</text:span><text:span text:style-name="T2"> eaccessRights </text:span><text:span text:style-name="T1">);</text:span></text:p>
      <text:p text:style-name="Text_20_body">remove_access_rights ::= identifier <text:span text:style-name="T1">.remove_access_rights(</text:span> eaccessRights <text:span text:style-name="T1">);</text:span></text:p>
      <text:p text:style-name="Text_20_body">is_set_access_right ::= identifier <text:span text:style-name="T1">.is_set_access_right(</text:span> eaccessRights <text:span text:style-name="T1">);</text:span></text:p>
      <text:p text:style-name="P1">set_access ::= identifier <text:span text:style-name="T1">.set_access( </text:span>eaccessibility <text:span text:style-name="T1">);</text:span></text:p>
      <text:p text:style-name="P1">remove_access ::= identifier <text:span text:style-name="T1">.remove_access( </text:span>eaccessibility <text:span text:style-name="T1">);</text:span></text:p>
      <text:p text:style-name="P1">is_set_access ::= identifier <text:span text:style-name="T1">.is_set_access( </text:span>eaccessibility <text:span text:style-name="T1">);</text:span></text:p>
      <text:p text:style-name="P1">eaccessRights ::= (namespace)? ( <text:span text:style-name="T1">EAV_UNDEFINED </text:span>| <text:span text:style-name="T1">EAV_N </text:span>| <text:span text:style-name="T1">EAV_AVS </text:span>| <text:span text:style-name="T1">EAV_CSS </text:span>| <text:span text:style-name="T1"><text:s/>EAV_HWR </text:span>| <text:span text:style-name="T1">EAV_SWR </text:span>| <text:span text:style-name="T1">EAV_HAL </text:span>| <text:span text:style-name="T1">EAV_TMV </text:span>| <text:span text:style-name="T1">EAV_MAX </text:span>)</text:p>
      <text:p text:style-name="P1">eaccessibility ::= <text:s/>(namespace)? ( <text:span text:style-name="T1">ACCESS_UNDEFINED </text:span>| <text:span text:style-name="T1">ACCESS_RESERVED </text:span>| <text:span text:style-name="T1"><text:s/>ACCESS_ILLEGAL </text:span>| <text:span text:style-name="T1">ACCESS_MAX</text:span> )</text:p>
      <text:p text:style-name="P1"/>
      <text:p text:style-name="P1">//class mem_map_location</text:p>
      <text:p text:style-name="P1">mem_map_location := <text:span text:style-name="T1">mem_map_location </text:span>identifier <text:span text:style-name="T1">(</text:span> (identifier [, expression] )? <text:span text:style-name="T1">);</text:span></text:p>
      <text:p text:style-name="P2"><text:span text:style-name="T2">set_address ::= identifier </text:span>.set_address( <text:span text:style-name="T2">expression, expression | identifier </text:span>);</text:p>
      <text:p text:style-name="P2"><text:span text:style-name="T2">get_address ::= identifier</text:span> .get_address();</text:p>
      <text:p text:style-name="P2"><text:span text:style-name="T2">set_symbol ::= identifier </text:span>.set_symbol( <text:span text:style-name="T2">expression </text:span>);</text:p>
      <text:p text:style-name="P2"><text:span text:style-name="T2">get_symbol ::= identifier</text:span> .get_symbol();</text:p>
      <text:p text:style-name="P2"/>
      <text:p text:style-name="P1">//class csl_memory_map</text:p>
      <text:p text:style-name="P1">mem_map ::= <text:span text:style-name="T1">csl_memory_map</text:span> identifier <text:span text:style-name="T1">( </text:span>(expression, expression [, expression])? <text:span text:style-name="T1">);</text:span></text:p>
      <text:p text:style-name="P1">set_reserved_address_range ::= identifier <text:span text:style-name="T1">.set_reserved_address_range( </text:span>expression, expression <text:span text:style-name="T1">);</text:span></text:p>
      <text:p text:style-name="P2"><text:span text:style-name="T2">set_address_width ::= identifier</text:span> .set_address_width( <text:span text:style-name="T2">expression </text:span>);</text:p>
      <text:p text:style-name="P2"><text:span text:style-name="T2">get_address_width ::= identifier</text:span> .get_address_width();</text:p>
      <text:p text:style-name="P2"><text:span text:style-name="T2">set_word_width ::= identifier</text:span> .set_word_width( <text:span text:style-name="T2">expression</text:span> );</text:p>
      <text:p text:style-name="P2"><text:span text:style-name="T2">get_word_width ::= identifier</text:span> .get_word_width(); </text:p>
      <text:p text:style-name="P2"><text:span text:style-name="T2">set_align ::= identifier</text:span> .set_align(<text:span text:style-name="T2"> ealignment</text:span> );</text:p>
      <text:p text:style-name="P2"><text:span text:style-name="T2">get_align ::= identifier</text:span> .get_align();</text:p>
      <text:p text:style-name="P2"><text:span text:style-name="T2">set_address_increment ::= identifier</text:span> .set_address_increment( <text:span text:style-name="T2">expression</text:span> );</text:p>
      <text:p text:style-name="P2"><text:span text:style-name="T2">get_address_increment ::= identifier</text:span> .get_address_increment();</text:p>
      <text:p text:style-name="P2"><text:span text:style-name="T2">set_endiness ::= identfier</text:span> .set_endianess( <text:span text:style-name="T2">endianess</text:span> );</text:p>
      <text:p text:style-name="P2"><text:span text:style-name="T2">get_endianess ::= identifier</text:span> .get_endianess();</text:p>
      <text:p text:style-name="P1">ealignment := (namespace)? ( <text:span text:style-name="T1">ALIGN_UNDEFINED</text:span> | <text:span text:style-name="T1">ALIGN_BYTE</text:span> | <text:span text:style-name="T1">ALIGN_HALF_WORD</text:span> | <text:span text:style-name="T1">ALIGN_WORD</text:span> | <text:span text:style-name="T1">ALIGN_DOUBLE_WORD</text:span> | <text:span text:style-name="T1">ALIGN_QUAD_WORD </text:span>)</text:p>
      <text:p text:style-name="P1">endianess := (namespace)? ( <text:span text:style-name="T1">UNDEFINED_ENDIAN</text:span> | <text:span text:style-name="T1">E_BIG_ENDIAN</text:span> | <text:span text:style-name="T1">E_LITTLE_ENDIAN</text:span> | <text:span text:style-name="T1">MAX_ENDIAN </text:span>)</text:p>
      <text:p text:style-name="P2"/>
      <text:p text:style-name="P1">add_range ::= identifier <text:span text:style-name="T1">.add_range( </text:span>identifier <text:span text:style-name="T1">);</text:span></text:p>
      <text:p text:style-name="P1">next_address ::= identifier <text:span text:style-name="T1">.next_address( </text:span>expression<text:span text:style-name="T1"> );</text:span></text:p>
      <text:p text:style-name="P1">auto_increment ::= identifier <text:span text:style-name="T1">.auto_increment();</text:span></text:p>
      <text:p text:style-name="P1">insert ::= identifier <text:span text:style-name="T1">.insert( </text:span>identifier, expression | symbolic_name <text:span text:style-name="T1">);</text:span></text:p>
      <text:p text:style-name="P2"><text:span text:style-name="T2">prepend ::= identifier</text:span> .prepend( <text:span text:style-name="T2">identifier</text:span> );</text:p>
      <text:p text:style-name="P2"><text:span text:style-name="T2">append ::= identifier </text:span>.append( <text:span text:style-name="T2">identifier</text:span> );</text:p>
      <text:p text:style-name="P2"><text:span text:style-name="T2">remove ::= identifier </text:span>.remove(<text:span text:style-name="T2"> expression [, expression] </text:span>);</text:p>
      <text:p text:style-name="P2"><text:span text:style-name="T2">get_address ::= identifier</text:span> .get_address( <text:span text:style-name="T2">symbolic_name</text:span> );</text:p>
      <text:p text:style-name="P2"><text:span text:style-name="T2">get_location ::= identifier</text:span> .get_location( <text:span text:style-name="T2">symbolic_name</text:span> );</text:p>
      <text:p text:style-name="P2"><text:span text:style-name="T2">print ::= identifier</text:span> .print();</text:p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font-name-asian="Bitstream Vera Sans1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7-03-02T13:02:32</meta:creation-date>
    <dc:creator>oana elena</dc:creator>
    <dc:date>2007-03-06T13:41:59</dc:date>
    <dc:language>en-US</dc:language>
    <meta:editing-cycles>44</meta:editing-cycles>
    <meta:editing-duration>PT2H30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7" meta:word-count="331" meta:character-count="2843"/>
  </office:meta>
</office:document-meta>
</file>